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ce0000" draw:stroke="none" fo:margin="1.000000000000000pt" style:wrap="biggest" style:wrap-dynamic-threshold="0.000000000000000pt" svg:fill-rule="evenodd"/>
    </style:style>
    <style:style style:name="gr3" style:family="graphic">
      <style:graphic-properties draw:fill="solid" draw:fill-color="#ffffff" draw:stroke="none" fo:margin="1.000000000000000pt" style:wrap="biggest" style:wrap-dynamic-threshold="0.000000000000000pt" svg:fill-rule="evenodd"/>
    </style:style>
    <style:style style:name="gr4" style:family="graphic">
      <style:graphic-properties draw:fill="solid" draw:fill-color="#f1eeee" draw:stroke="none" fo:margin="1.000000000000000pt" style:wrap="biggest" style:wrap-dynamic-threshold="0.000000000000000pt" svg:fill-rule="evenodd"/>
    </style:style>
    <style:style style:name="gr5" style:family="graphic">
      <style:graphic-properties draw:fill="solid" draw:fill-color="#cc0000" draw:stroke="none" fo:margin="1.000000000000000pt" style:wrap="biggest" style:wrap-dynamic-threshold="0.000000000000000pt" svg:fill-rule="evenodd"/>
    </style:style>
    <style:style style:name="gr6" style:family="graphic">
      <style:graphic-properties draw:fill="solid" draw:fill-color="#ffe600" draw:stroke="none" fo:margin="1.000000000000000pt" style:wrap="biggest" style:wrap-dynamic-threshold="0.000000000000000pt" svg:fill-rule="evenodd"/>
    </style:style>
    <style:style style:name="gr7" style:family="graphic">
      <style:graphic-properties draw:fill="solid" draw:fill-color="#707070" draw:stroke="none" fo:margin="1.000000000000000pt" style:wrap="biggest" style:wrap-dynamic-threshold="0.000000000000000pt" svg:fill-rule="evenodd"/>
    </style:style>
    <style:style style:name="gr8" style:family="graphic">
      <style:graphic-properties draw:fill="solid" draw:fill-color="#a0a0a0" draw:stroke="none" fo:margin="1.000000000000000pt" style:wrap="biggest" style:wrap-dynamic-threshold="0.000000000000000pt" svg:fill-rule="evenodd"/>
    </style:style>
    <style:style style:name="gr9" style:family="graphic">
      <style:graphic-properties draw:fill="solid" draw:fill-color="#d0d0d0" draw:stroke="none" fo:margin="1.000000000000000pt" style:wrap="biggest" style:wrap-dynamic-threshold="0.000000000000000pt" svg:fill-rule="evenodd"/>
    </style:style>
    <style:style style:name="gr10" style:family="graphic">
      <style:graphic-properties draw:fill="solid" draw:fill-color="#808080" draw:stroke="none" fo:margin="1.000000000000000pt" style:wrap="biggest" style:wrap-dynamic-threshold="0.000000000000000pt" svg:fill-rule="evenodd"/>
    </style:style>
    <style:style style:name="gr11" style:family="graphic">
      <style:graphic-properties draw:fill="none" draw:stroke="solid" draw:stroke-linejoin="miter" fo:margin="1.000000000000000pt" style:wrap="biggest" style:wrap-dynamic-threshold="0.000000000000000pt" svg:fill-rule="nonzero" svg:stroke-color="#707070" svg:stroke-opacity="1" svg:stroke-width="1.000000000000000pt"/>
    </style:style>
    <style:style style:name="gr12" style:family="graphic">
      <style:graphic-properties draw:fill="solid" draw:fill-color="#d0d0d0" draw:stroke="solid" draw:stroke-linejoin="miter" fo:margin="1.000000000000000pt" style:wrap="biggest" style:wrap-dynamic-threshold="0.000000000000000pt" svg:fill-rule="evenodd" svg:stroke-color="#707070" svg:stroke-opacity="1" svg:stroke-width="1.000000000000000pt"/>
    </style:style>
    <style:style style:name="gr13" style:family="graphic">
      <style:graphic-properties draw:fill="solid" draw:fill-color="#a7a7a7" draw:stroke="none" fo:margin="1.000000000000000pt" style:wrap="biggest" style:wrap-dynamic-threshold="0.000000000000000pt" svg:fill-rule="evenodd"/>
    </style:style>
    <style:style style:name="gr14" style:family="graphic">
      <style:graphic-properties draw:fill="solid" draw:fill-color="#d0d0d0" draw:stroke="solid" draw:stroke-linejoin="miter" fo:margin="1.000000000000000pt" style:wrap="biggest" style:wrap-dynamic-threshold="0.000000000000000pt" svg:fill-rule="evenodd" svg:stroke-color="#808080" svg:stroke-opacity="1" svg:stroke-width="1.000000000000000pt"/>
    </style:style>
    <style:style style:name="gr15" style:family="graphic">
      <style:graphic-properties draw:fill="solid" draw:fill-color="#000000" draw:stroke="none" fo:margin="1.000000000000000pt" style:wrap="biggest" style:wrap-dynamic-threshold="0.000000000000000pt" svg:fill-rule="evenodd"/>
    </style:style>
    <style:style style:name="gr16" style:family="graphic">
      <style:graphic-properties draw:fill="solid" draw:fill-color="#d0d0d0" draw:stroke="none" fo:margin="1.000000000000000pt" style:wrap="biggest" style:wrap-dynamic-threshold="0.000000000000000pt" svg:fill-rule="nonzero"/>
    </style:style>
    <style:style style:name="dp2" style:family="drawing-page"/>
  </office:automatic-styles>
  <office:body>
    <office:drawing>
      <draw:page draw:name="page1" draw:id="page1" draw:master-page-name="Default1" draw:style-name="dp2">
        <draw:layer-set>
          <draw:layer draw:name="g712"/>
        </draw:layer-set>
        <draw:g draw:style-name="gr1" draw:id="shape1" svg:y="0.00000000000pt">
          <draw:g draw:style-name="gr1" draw:id="shape2" draw:name="g709" svg:y="0.00000000000pt">
            <draw:rect draw:style-name="gr2" draw:id="shape3" draw:name="rect706" draw:layer="g712" svg:width="297.63779200000pt" svg:height="396.85036800000pt" draw:transform="matrix(0.25198414000 0.00000000000 0.00000000000 0.25198414000 75.00000304862pt 0.00000302381pt)"/>
            <draw:rect draw:style-name="gr3" draw:id="shape4" draw:name="rect708" draw:layer="g712" svg:width="297.63779200000pt" svg:height="396.85036800000pt" draw:transform="matrix(0.25198414000 0.00000000000 0.00000000000 0.25198414000 0.00000000000pt 0.00000000000pt)"/>
          </draw:g>
          <draw:g draw:style-name="gr1" draw:id="shape5" draw:name="g647" svg:y="2.96074143327pt">
            <draw:path draw:style-name="gr4" draw:id="shape6" draw:name="path606" draw:layer="g712" svg:width="28.69713405669pt" svg:height="22.35875768705pt" draw:transform="matrix(0.02822979461 0.00000000000 0.00000000000 0.02525739399 15.24561922577pt 13.74793753041pt)" svg:viewBox="0 0 29 22" svg:d="M28.6971 11.1794C28.6971 17.3536 22.2731 22.3588 14.3486 22.3588C6.42408 22.3588 0 17.3536 0 11.1794C0 5.00519 6.42408 0 14.3486 0C22.2731 0 28.6971 5.00519 28.6971 11.1794Z" koffice:nodeTypes="ccccc"/>
            <draw:path draw:style-name="gr5" draw:id="shape7" draw:name="path552" draw:layer="g712" svg:width="51.93921777231pt" svg:height="51.93442068923pt" draw:transform="matrix(0.51276179001 0.00000000000 0.00000000000 0.51274617170 3.52727401498pt 2.96074143327pt)" svg:viewBox="0 0 52 52" svg:d="M0 18.8849L0 33.0495L14.1653 33.0495C14.1653 35.4097 16.5263 37.7706 18.8874 37.7706L18.8874 51.9344L33.0519 51.9344L33.0519 37.7706C35.4129 37.7706 37.7739 35.4097 37.7739 33.0495L51.9392 33.0495L51.9392 18.8849L37.7739 18.8849C37.7739 16.5248 35.4129 14.1639 33.0519 14.1639L33.0519 0L18.8874 0L18.8874 14.1639C16.5263 14.1639 14.1653 16.5248 14.1653 18.8849Z" koffice:nodeTypes="ccccccccccccccccc"/>
            <draw:path draw:style-name="gr6" draw:id="shape8" draw:name="path553" draw:layer="g712" svg:width="51.04801129412pt" svg:height="51.04641055373pt" draw:transform="matrix(0.51276179001 0.00000000000 0.00000000000 0.51274617170 3.76970778930pt 3.20275762631pt)" svg:viewBox="0 0 51 51" svg:d="M0 18.9062L0 32.1402L14.1803 32.1402C14.1803 34.5029 16.543 36.8672 18.9065 36.8672L18.9065 51.0464L32.1415 51.0464L32.1415 36.8672C34.505 36.8672 36.8677 34.5029 36.8677 32.1402L51.048 32.1402L51.048 18.9062L36.8677 18.9062C36.8677 16.5435 34.505 14.1792 32.1415 14.1792L32.1415 0L18.9065 0L18.9065 14.1792C16.543 14.1792 14.1803 16.5435 14.1803 18.9062Z" koffice:nodeTypes="ccccccccccccccccc"/>
            <draw:path draw:style-name="gr7" draw:id="shape9" draw:name="path554" draw:layer="g712" svg:width="50.15692293120pt" svg:height="50.15532043520pt" draw:transform="matrix(0.51276179001 0.00000000000 0.00000000000 0.51274617170 4.01193645740pt 3.44504728567pt)" svg:viewBox="0 0 50 50" svg:d="M0 18.9261L0 31.2292L14.195 31.2292C14.195 33.5945 16.5611 35.9605 18.9272 35.9605L18.9272 50.1553L31.2297 50.1553L31.2297 35.9605C33.5958 35.9605 35.9619 33.5945 35.9619 31.2292L50.1569 31.2292L50.1569 18.9261L35.9619 18.9261C35.9619 16.5609 33.5958 14.1948 31.2297 14.1948L31.2297 0L18.9272 0L18.9272 14.1948C16.5611 14.1948 14.195 16.5609 14.195 18.9261Z" koffice:nodeTypes="ccccccccccccccccc"/>
            <draw:path draw:style-name="gr8" draw:id="shape10" draw:name="path555" draw:layer="g712" svg:width="49.26756426449pt" svg:height="49.26595991510pt" draw:transform="matrix(0.51276179001 0.00000000000 0.00000000000 0.51274617170 4.25437023172pt 3.68747367565pt)" svg:viewBox="0 0 49 49" svg:d="M0 18.948L0 30.3171L14.2114 30.3171C14.2114 32.6851 16.5803 35.0547 18.9491 35.0547L18.9491 49.266L30.3184 49.266L30.3184 35.0547C32.6873 35.0547 35.0561 32.6851 35.0561 30.3171L49.2676 30.3171L49.2676 18.948L35.0561 18.948C35.0561 16.58 32.6873 14.2112 30.3184 14.2112L30.3184 0L18.9491 0L18.9491 14.2112C16.5803 14.2112 14.2114 16.58 14.2114 18.948Z" koffice:nodeTypes="ccccccccccccccccc"/>
            <draw:g draw:style-name="gr1" draw:id="shape11" draw:name="g562" svg:y="7.22565119189pt">
              <draw:path draw:style-name="gr9" draw:id="shape12" draw:name="path556" draw:layer="g712" svg:width="39.37252031000pt" svg:height="25.03281227729pt" draw:transform="matrix(0.07769584145 -0.07769194694 0.06043001833 0.06042698927 10.15013470239pt 12.66615805717pt)" svg:viewBox="0 0 39 25" svg:d="M39.3725 12.5164C39.3725 19.429 30.5587 25.0328 19.6863 25.0328C8.81385 25.0328 -4.58239e-07 19.429 4.51166e-14 12.5164C4.51166e-14 5.60379 8.81385 0 19.6863 0C30.5587 0 39.3725 5.60379 39.3725 12.5164Z" koffice:nodeTypes="ccccc"/>
              <draw:path draw:style-name="gr10" draw:id="shape13" draw:name="path557" draw:layer="g712" svg:width="39.37252031000pt" svg:height="25.03281227729pt" draw:transform="matrix(0.05179740892 -0.05179481257 0.06043001833 0.06042698927 10.66403937475pt 12.15227914430pt)" svg:viewBox="0 0 39 25" svg:d="M39.3725 12.5164C39.3725 19.429 30.5587 25.0328 19.6863 25.0328C8.81385 25.0328 -4.58239e-07 19.429 4.51166e-14 12.5164C4.51166e-14 5.60379 8.81385 0 19.6863 0C30.5587 0 39.3725 5.60379 39.3725 12.5164Z" koffice:nodeTypes="ccccc"/>
              <draw:path draw:style-name="gr9" draw:id="shape14" draw:name="path560" draw:layer="g712" svg:width="15.74819856000pt" svg:height="22.35971920696pt" draw:transform="matrix(0.04316467865 -0.04316251502 0.04532160730 0.04531933555 11.34923362197pt 12.15229286375pt)" svg:viewBox="0 0 16 22" svg:d="M0 0L3.93665 0L7.8741 11.1803L11.8108 0L15.7482 0L7.8741 22.3597Z" koffice:nodeTypes="ccccccc"/>
              <draw:rect draw:style-name="gr9" draw:id="shape15" draw:name="rect561" draw:layer="g712" svg:width="2.83464320000pt" svg:height="17.00786160000pt" draw:transform="matrix(0.06043001833 -0.06042698927 0.06043001833 0.06042698927 12.37701825757pt 11.12455572578pt)"/>
            </draw:g>
            <draw:g draw:style-name="gr1" draw:id="shape16" draw:name="g567" svg:y="7.20136976151pt">
              <draw:path draw:style-name="gr9" draw:id="shape17" draw:name="path568" draw:layer="g712" svg:width="39.37252031000pt" svg:height="25.03281227729pt" draw:transform="matrix(0.07769584145 0.07769194694 -0.06043001833 0.06042698927 20.46905550366pt 9.58294886797pt)" svg:viewBox="0 0 39 25" svg:d="M39.3725 12.5164C39.3725 19.429 30.5587 25.0328 19.6863 25.0328C8.81385 25.0328 -4.58239e-07 19.429 4.51166e-14 12.5164C4.51166e-14 5.60379 8.81385 0 19.6863 0C30.5587 0 39.3725 5.60379 39.3725 12.5164Z" koffice:nodeTypes="ccccc"/>
              <draw:path draw:style-name="gr10" draw:id="shape18" draw:name="path569" draw:layer="g712" svg:width="39.37252031000pt" svg:height="25.03281227729pt" draw:transform="matrix(0.05179740892 0.05179481257 -0.06043001833 0.06042698927 20.98296017601pt 10.09682778085pt)" svg:viewBox="0 0 39 25" svg:d="M39.3725 12.5164C39.3725 19.429 30.5587 25.0328 19.6863 25.0328C8.81385 25.0328 -4.58239e-07 19.429 4.51166e-14 12.5164C4.51166e-14 5.60379 8.81385 0 19.6863 0C30.5587 0 39.3725 5.60379 39.3725 12.5164Z" koffice:nodeTypes="ccccc"/>
              <draw:path draw:style-name="gr9" draw:id="shape19" draw:name="path570" draw:layer="g712" svg:width="15.74819856000pt" svg:height="22.35971920696pt" draw:transform="matrix(0.04316467865 0.04316251502 -0.04532160730 0.04531933555 20.98294645587pt 10.78198768270pt)" svg:viewBox="0 0 16 22" svg:d="M0 0L3.93665 0L7.8741 11.1803L11.8108 0L15.7482 0L7.8741 22.3597Z" koffice:nodeTypes="ccccccc"/>
              <draw:rect draw:style-name="gr9" draw:id="shape20" draw:name="rect571" draw:layer="g712" svg:width="2.83464320000pt" svg:height="17.00786160000pt" draw:transform="matrix(0.06043001833 0.06042698927 -0.06043001833 0.06042698927 22.01073511176pt 11.80972080058pt)"/>
            </draw:g>
            <draw:g draw:style-name="gr1" draw:id="shape21" draw:name="g572" svg:y="16.00712146577pt">
              <draw:path draw:style-name="gr9" draw:id="shape22" draw:name="path573" draw:layer="g712" svg:width="39.37252031000pt" svg:height="25.03281227729pt" draw:transform="matrix(-0.07769584145 0.07769194694 -0.06043001833 -0.06042698927 23.55241993021pt 19.90135858603pt)" svg:viewBox="0 0 39 25" svg:d="M39.3725 12.5164C39.3725 19.429 30.5587 25.0328 19.6863 25.0328C8.81385 25.0328 -4.58239e-07 19.429 4.51166e-14 12.5164C4.51166e-14 5.60379 8.81385 0 19.6863 0C30.5587 0 39.3725 5.60379 39.3725 12.5164Z" koffice:nodeTypes="ccccc"/>
              <draw:path draw:style-name="gr10" draw:id="shape23" draw:name="path574" draw:layer="g712" svg:width="39.37252031000pt" svg:height="25.03281227729pt" draw:transform="matrix(-0.05179740892 0.05179481257 -0.06043001833 -0.06042698927 23.03851525785pt 20.41523749891pt)" svg:viewBox="0 0 39 25" svg:d="M39.3725 12.5164C39.3725 19.429 30.5587 25.0328 19.6863 25.0328C8.81385 25.0328 -4.58239e-07 19.429 4.51166e-14 12.5164C4.51166e-14 5.60379 8.81385 0 19.6863 0C30.5587 0 39.3725 5.60379 39.3725 12.5164Z" koffice:nodeTypes="ccccc"/>
              <draw:path draw:style-name="gr9" draw:id="shape24" draw:name="path575" draw:layer="g712" svg:width="15.74819856000pt" svg:height="22.35971920696pt" draw:transform="matrix(-0.04316467865 0.04316251502 -0.04532160730 -0.04531933555 22.35332101062pt 20.41522377945pt)" svg:viewBox="0 0 16 22" svg:d="M0 0L3.93665 0L7.8741 11.1803L11.8108 0L15.7482 0L7.8741 22.3597Z" koffice:nodeTypes="ccccccc"/>
              <draw:rect draw:style-name="gr9" draw:id="shape25" draw:name="rect576" draw:layer="g712" svg:width="2.83464320000pt" svg:height="17.00786160000pt" draw:transform="matrix(-0.06043001833 0.06042698927 -0.06043001833 -0.06042698927 21.32553637502pt 21.44296091742pt)"/>
            </draw:g>
            <draw:g draw:style-name="gr1" draw:id="shape26" draw:name="g577" svg:y="16.03140359539pt">
              <draw:path draw:style-name="gr9" draw:id="shape27" draw:name="path578" draw:layer="g712" svg:width="39.37252031000pt" svg:height="25.03281227729pt" draw:transform="matrix(-0.07769584145 -0.07769194694 0.06043001833 -0.06042698927 13.23349912894pt 22.98456845888pt)" svg:viewBox="0 0 39 25" svg:d="M39.3725 12.5164C39.3725 19.429 30.5587 25.0328 19.6863 25.0328C8.81385 25.0328 -4.58239e-07 19.429 4.51166e-14 12.5164C4.51166e-14 5.60379 8.81385 0 19.6863 0C30.5587 0 39.3725 5.60379 39.3725 12.5164Z" koffice:nodeTypes="ccccc"/>
              <draw:path draw:style-name="gr10" draw:id="shape28" draw:name="path579" draw:layer="g712" svg:width="39.37252031000pt" svg:height="25.03281227729pt" draw:transform="matrix(-0.05179740892 -0.05179481257 0.06043001833 -0.06042698927 12.71959445658pt 22.47068954601pt)" svg:viewBox="0 0 39 25" svg:d="M39.3725 12.5164C39.3725 19.429 30.5587 25.0328 19.6863 25.0328C8.81385 25.0328 -4.58239e-07 19.429 4.51166e-14 12.5164C4.51166e-14 5.60379 8.81385 0 19.6863 0C30.5587 0 39.3725 5.60379 39.3725 12.5164Z" koffice:nodeTypes="ccccc"/>
              <draw:path draw:style-name="gr9" draw:id="shape29" draw:name="path580" draw:layer="g712" svg:width="15.74819856000pt" svg:height="22.35971920696pt" draw:transform="matrix(-0.04316467865 -0.04316251502 0.04532160730 -0.04531933555 12.71960817672pt 21.78552964416pt)" svg:viewBox="0 0 16 22" svg:d="M0 0L3.93665 0L7.8741 11.1803L11.8108 0L15.7482 0L7.8741 22.3597Z" koffice:nodeTypes="ccccccc"/>
              <draw:rect draw:style-name="gr9" draw:id="shape30" draw:name="rect581" draw:layer="g712" svg:width="2.83464320000pt" svg:height="17.00786160000pt" draw:transform="matrix(-0.06043001833 -0.06042698927 0.06043001833 -0.06042698927 11.69181952083pt 20.75779652628pt)"/>
            </draw:g>
            <draw:path draw:style-name="gr11" draw:id="shape31" draw:name="path582" draw:layer="g712" svg:width="121.77987200192pt" svg:height="119.16448944185pt" draw:transform="matrix(0.08347344578 0.00000000000 0.00000000000 0.08545664132 11.76399436955pt 11.19557541419pt)" svg:viewBox="0 0 122 119" svg:d="M121.78 59.5824C121.787 92.4867 94.5238 119.164 60.8898 119.164C27.2559 119.164 -0.00770535 92.4867 1.63358e-06 59.5824C-0.00770535 26.6782 27.2559 0 60.8898 0C94.5238 0 121.787 26.6782 121.78 59.5824Z" koffice:nodeTypes="ccccc"/>
            <draw:path draw:style-name="gr11" draw:id="shape32" draw:name="path583" draw:layer="g712" svg:width="121.77987200192pt" svg:height="119.16448944185pt" draw:transform="matrix(0.06359882397 0.00000000000 0.00000000000 0.06510967139 12.97525705146pt 12.40704226429pt)" svg:viewBox="0 0 122 119" svg:d="M121.78 59.5824C121.787 92.4867 94.5238 119.164 60.8898 119.164C27.2559 119.164 -0.00770535 92.4867 1.63358e-06 59.5824C-0.00770535 26.6782 27.2559 0 60.8898 0C94.5238 0 121.787 26.6782 121.78 59.5824Z" koffice:nodeTypes="ccccc"/>
            <draw:path draw:style-name="gr9" draw:id="shape33" draw:name="path584" draw:layer="g712" svg:width="5.35679842494pt" svg:height="5.37290948932pt" draw:transform="matrix(0.08546092505 0.00000000000 0.00000000000 0.08545664132 14.67101364655pt 20.15921844460pt)" svg:viewBox="0 0 5 5" svg:d="M5.3568 2.68645C5.35824 3.64576 4.84805 4.5328 4.01876 5.01286C3.18947 5.49293 2.16733 5.49293 1.33804 5.01286C0.508749 4.5328 -0.00143623 3.64576 3.03717e-06 2.68645C-0.00143623 1.72716 0.508749 0.840115 1.33804 0.360049C2.16733 -0.120016 3.18947 -0.120016 4.01876 0.360049C4.84805 0.840115 5.35824 1.72716 5.3568 2.68645Z" koffice:nodeTypes="ccccccc"/>
            <draw:path draw:style-name="gr9" draw:id="shape34" draw:name="path585" draw:layer="g712" svg:width="5.35679842494pt" svg:height="5.37290948932pt" draw:transform="matrix(0.08546092505 0.00000000000 0.00000000000 0.08545664132 18.54703647242pt 20.15921844460pt)" svg:viewBox="0 0 5 5" svg:d="M5.3568 2.68645C5.35824 3.64576 4.84805 4.5328 4.01876 5.01286C3.18947 5.49293 2.16733 5.49293 1.33804 5.01286C0.508749 4.5328 -0.00143623 3.64576 3.03717e-06 2.68645C-0.00143623 1.72716 0.508749 0.840115 1.33804 0.360049C2.16733 -0.120016 3.18947 -0.120016 4.01876 0.360049C4.84805 0.840115 5.35824 1.72716 5.3568 2.68645Z" koffice:nodeTypes="ccccccc"/>
            <draw:path draw:style-name="gr9" draw:id="shape35" draw:name="path586" draw:layer="g712" svg:width="25.03276689385pt" svg:height="26.00240169376pt" draw:transform="matrix(0.05697397852 0.00000000000 0.00000000000 0.04455119628 16.12451433928pt 20.21239514018pt)" svg:viewBox="0 0 25 26" svg:d="M9.7355 4.2518L9.7355 9.92166L4.17236 9.92166C-1.39079 9.92166 -1.39079 15.5915 4.17236 15.5915L9.7355 15.5915L9.7355 21.2606C9.75434 27.1385 14.5906 27.8465 14.9446 21.719L15.2979 15.5915L20.861 15.5915C26.4234 15.5915 26.4234 9.92166 20.861 9.92166L15.2979 9.92166L15.2979 4.2518C15.2979 -1.41727 9.7355 -1.41727 9.7355 4.2518Z" koffice:nodeTypes="ccccccccccccc"/>
            <draw:path draw:style-name="gr12" draw:id="shape36" draw:name="path590" draw:layer="g712" svg:width="51.68489846578pt" svg:height="62.99976416761pt" draw:transform="matrix(0.02822979461 0.00000000000 0.00000000000 0.02525739399 14.19637107593pt 16.82313599837pt)" svg:viewBox="0 0 52 63" svg:d="M51.6849 0C51.6849 0 51.6849 5.71513 51.6849 5.71513C51.6849 5.71513 48.9773 10.0884 31.7097 11.4295C14.4421 12.7705 11.7345 11.4295 11.7345 11.4295C12.1847 16.414 15.5454 25.8612 14.5879 37.1463C15.2603 50.2838 11.2835 62.1793 11.2835 62.1793C11.7345 62.8632 9.65833 63.2108 6.02699 62.8632C8.88036 60.0052 8.55097 51.7386 8.88036 40.0035C9.20975 28.2676 -2.01367 10.6045 0.319438 5.71513C2.65255 0.825778 51.6849 2.292e-14 51.6849 0Z" koffice:nodeTypes="cccccccccc"/>
            <draw:path draw:style-name="gr12" draw:id="shape37" draw:name="path591" draw:layer="g712" svg:width="51.20527729343pt" svg:height="35.14439202605pt" draw:transform="matrix(0.02822979461 0.00000000000 0.00000000000 0.02525739399 17.56401582502pt 16.28614266242pt)" svg:viewBox="0 0 51 35" svg:d="M0.0791856 0.683309C16.7991 -0.16799 44.8562 0.0169713 44.8562 0.0169713C44.8562 0.0169713 51.4719 14.6416 51.1969 22.7207C50.922 30.7997 48.647 37.6749 45.524 34.2373C42.4009 30.7997 46.9709 31.4463 47.5264 22.7207C48.0811 13.9951 42.1869 4.95246 42.1869 4.95246C42.1869 4.95246 30.1932 10.7242 12.1538 9.55912C-5.88478 8.39401 2.10084 1.02952 0.0791856 0.683309Z" koffice:nodeTypes="cccccccc"/>
            <draw:path draw:style-name="gr12" draw:id="shape38" draw:name="path588" draw:layer="g712" svg:width="176.13101831723pt" svg:height="158.75115739331pt" draw:transform="matrix(0.02822979461 0.00000000000 0.00000000000 0.02525739399 13.71624850035pt 14.32071607854pt)" svg:viewBox="0 0 176 159" svg:d="M142.142 93.0487C158.834 92.1877 169.792 95.0455 169.792 95.0455C169.792 95.0455 176.398 109.836 176.123 118.006C175.849 126.176 173.578 133.13 170.46 129.652C167.341 126.176 171.904 126.831 172.458 118.006C173.012 109.181 167.127 100.037 167.127 100.037C167.127 100.037 155.154 105.874 137.144 104.696C119.134 103.517 124.271 102.318 122.254 101.967C120.235 101.617 119.748 107.53 92.5014 108.356C65.256 109.181 51.3604 101.967 51.3604 101.967C51.3604 101.967 48.6698 106.303 31.5106 107.632C14.3514 108.961 11.6608 107.632 11.6608 107.632C12.1082 112.573 15.4479 121.937 14.4963 133.124C15.1646 146.146 11.2127 157.938 11.2127 157.938C11.6608 158.616 9.5977 158.96 5.98915 158.616C8.82461 155.783 8.49729 147.588 8.82461 135.955C9.15193 124.323 -2.00103 106.814 0.317432 101.967C2.6359 97.1207 14.9893 101.651 17.3318 99.1343C19.6734 96.6171 6.32848 78.8838 8.82461 62.3128C11.3215 45.741 25.4644 50.4133 42.8533 50.9832C60.2414 51.5524 98.7661 56.5813 108.074 50.9832C117.384 45.3852 113.355 24.6607 122.254 11.3295C127.925 2.83218 136.432 0 144.939 0C150.61 0 159.117 22.659 159.117 28.3242C159.117 28.3242 156.281 31.1564 156.281 31.1564C156.281 31.1564 153.446 31.1564 153.446 31.1564C153.446 31.1564 153.446 33.9886 153.446 33.9886C146.973 34.7136 146.07 27.8078 142.103 22.659C140.398 30.64 147.774 56.6484 147.774 73.6431C147.774 87.8048 142.474 94.0471 142.142 93.0487Z" koffice:nodeTypes="cccccccccccccccccccccccccccccc"/>
            <draw:path draw:style-name="gr12" draw:id="shape39" draw:name="path592" draw:layer="g712" svg:width="88.12622220032pt" svg:height="136.67101159755pt" draw:transform="matrix(0.02822979461 0.00000000000 0.00000000000 0.02525739399 14.42598729918pt 13.51364378369pt)" svg:viewBox="0 0 88 137" svg:d="M62.0555 100.385C62.2896 106.029 40.2561 118.679 38.4626 123.688C36.6691 128.697 44.0637 131.474 41.7766 134.333C39.4903 137.191 37.6052 136.131 37.1371 136.661C36.6691 137.191 28.8525 117.036 28.8525 117.036C28.8525 117.036 49.5191 106.582 48.7358 102.068C47.9525 97.5543 33.4745 94.8088 30.8411 83.4409C28.2069 72.0732 29.6677 50.1134 27.5271 45.5215C25.3865 40.9295 0.0215069 36.5484 1.32716e-05 29.6046C-0.0214805 22.6606 26.0711 3.60287 28.8915 0.771617C31.712 -2.05958 34.5332 3.60287 31.712 6.43412C28.8915 9.26535 8.46216 26.7733 8.46216 29.6046C8.46216 32.4358 25.3865 35.267 31.0282 35.267C36.6691 35.267 39.4903 32.4358 39.4903 29.6046C39.5237 27.1552 33.8486 26.7733 33.8486 21.1108C33.8486 15.4484 36.6691 12.617 42.3108 12.617C45.1312 12.617 50.5548 16.2425 50.7729 21.1108C50.991 25.9792 45.7537 26.3916 45.1312 29.6046C44.5095 32.8177 50.7729 35.267 56.4138 35.267C62.0555 35.267 81.3163 51.7339 84.1367 54.5651C86.958 57.3964 89.7784 57.3964 86.958 60.2277C84.1375 63.0589 85.7894 66.4108 82.9681 63.5795C80.5664 60.8444 80.1477 57.917 80.1477 57.917C79.9041 55.3443 59.2351 43.7608 56.4138 46.592C53.5934 49.4232 56.4138 83.3986 56.4138 86.2295C56.4138 91.8915 62.2896 91.8724 62.0555 100.385Z" koffice:nodeTypes="cccccccccccccccccccccccccc"/>
            <draw:rect draw:style-name="gr13" draw:id="shape40" draw:name="rect604" draw:layer="g712" svg:width="11.23623280000pt" svg:height="11.72924160000pt" draw:transform="matrix(0.08546092505 0.00000000000 0.00000000000 0.08545664132 15.16560500938pt 14.39229793992pt)"/>
            <draw:rect draw:style-name="gr10" draw:id="shape41" draw:name="rect593" draw:layer="g712" svg:width="70.04257840000pt" svg:height="0.91155360000pt" draw:transform="matrix(0.04737996415 0.07112103337 -0.07540747275 0.04021350262 15.00555841642pt 13.09712993819pt)" svg:rx="1.01591704000pt" svg:ry="0.45577680000pt"/>
            <draw:path draw:style-name="gr12" draw:id="shape42" draw:name="path594" draw:layer="g712" svg:width="11.68759798487pt" svg:height="11.68764746241pt" draw:transform="matrix(0.02822979461 0.00000000000 0.00000000000 0.02525739399 15.08557593829pt 13.46155345689pt)" svg:viewBox="0 0 12 12" svg:d="M11.6876 5.84383C11.6876 9.0713 9.07122 11.6876 5.84379 11.6876C2.61636 11.6876 0 9.0713 0 5.84383C0 2.61638 2.61636 0 5.84379 0C9.07122 0 11.6876 2.61638 11.6876 5.84383Z" koffice:nodeTypes="ccccc"/>
            <draw:path draw:style-name="gr10" draw:id="shape43" draw:name="path596" draw:layer="g712" svg:width="96.75829152667pt" svg:height="9.90667211180pt" draw:transform="matrix(0.01660574142 0.00000000000 0.00000000000 0.01516453737 16.60598943833pt 14.89347129125pt)" svg:viewBox="0 0 97 10" svg:d="M96.7583 0.984681C96.7583 5.08892 74.2981 9.90667 48.3787 9.90667C22.4594 9.90667 0 5.08892 0 0.984681C0 -3.11939 22.4594 6.93267 48.3787 6.93267C74.2981 6.93267 96.7583 -3.11939 96.7583 0.984681Z" koffice:nodeTypes="ccccc"/>
            <draw:rect draw:style-name="gr13" draw:id="shape44" draw:name="rect603" draw:layer="g712" svg:width="9.36352480000pt" svg:height="3.35120392000pt" draw:transform="matrix(0.08546092505 0.00000000000 0.00000000000 0.08545664132 15.24562856854pt 15.39464007920pt)"/>
            <draw:path draw:style-name="gr10" draw:id="shape45" draw:name="path597" draw:layer="g712" svg:width="2.67845021632pt" svg:height="19.74548508847pt" draw:transform="matrix(0.01689263375 0.02223043430 -0.01415950791 0.02652138318 17.94058503690pt 14.36230944715pt)" svg:viewBox="0 0 3 20" svg:d="M2.67845 9.87275C2.67917 13.3981 2.42407 16.6581 2.00942 18.4224C1.59476 20.1865 1.08368 20.1865 0.669031 18.4224C0.254378 16.6581 -0.000718125 13.3981 1.51861e-06 9.87275C-0.000718125 6.34733 0.254378 3.08743 0.669031 1.32318C1.08368 -0.44106 1.59476 -0.44106 2.00942 1.32318C2.42407 3.08743 2.67917 6.34733 2.67845 9.87275Z" koffice:nodeTypes="ccccccc"/>
            <draw:path draw:style-name="gr10" draw:id="shape46" draw:name="path598" draw:layer="g712" svg:width="2.67845021632pt" svg:height="19.74548508847pt" draw:transform="matrix(0.00317015336 0.01994822924 -0.01612476734 0.01414615058 18.20210893209pt 14.86783896562pt)" svg:viewBox="0 0 3 20" svg:d="M2.67845 9.87275C2.67917 13.3981 2.42407 16.6581 2.00942 18.4224C1.59476 20.1865 1.08368 20.1865 0.669031 18.4224C0.254378 16.6581 -0.000718125 13.3981 1.51861e-06 9.87275C-0.000718125 6.34733 0.254378 3.08743 0.669031 1.32318C1.08368 -0.44106 1.59476 -0.44106 2.00942 1.32318C2.42407 3.08743 2.67917 6.34733 2.67845 9.87275Z" koffice:nodeTypes="ccccccc"/>
            <draw:path draw:style-name="gr10" draw:id="shape47" draw:name="path599" draw:layer="g712" svg:width="2.67845021632pt" svg:height="19.74548508847pt" draw:transform="matrix(0.01556875856 -0.00664221743 0.01189034942 0.02162805044 17.78614555252pt 14.68798349681pt)" svg:viewBox="0 0 3 20" svg:d="M2.67845 9.87275C2.67917 13.3981 2.42407 16.6581 2.00942 18.4224C1.59476 20.1865 1.08368 20.1865 0.669031 18.4224C0.254378 16.6581 -0.000718125 13.3981 1.51861e-06 9.87275C-0.000718125 6.34733 0.254378 3.08743 0.669031 1.32318C1.08368 -0.44106 1.59476 -0.44106 2.00942 1.32318C2.42407 3.08743 2.67917 6.34733 2.67845 9.87275Z" koffice:nodeTypes="ccccccc"/>
            <draw:path draw:style-name="gr10" draw:id="shape48" draw:name="path600" draw:layer="g712" svg:width="36.70139690154pt" svg:height="2.67842877528pt" draw:transform="matrix(0.03040135671 0.00000000000 0.00000000000 0.02525739399 16.76603255826pt 15.46623598904pt)" svg:viewBox="0 0 37 3" svg:d="M36.7014 1.33921C36.7014 2.07884 28.4856 2.67843 18.3507 2.67843C8.21588 2.67843 0 2.07884 0 1.33921C0 0.599586 8.21588 0 18.3507 0C28.4856 0 36.7014 0.599586 36.7014 1.33921Z" koffice:nodeTypes="ccccc"/>
            <draw:path draw:style-name="gr10" draw:id="shape49" draw:name="path601" draw:layer="g712" svg:width="28.69713405669pt" svg:height="2.67842865899pt" draw:transform="matrix(0.02822979461 0.00000000000 0.00000000000 0.02525739399 15.24561922577pt 15.39463956305pt)" svg:viewBox="0 0 29 3" svg:d="M28.6971 1.33921C28.6971 2.07884 22.2731 2.67843 14.3486 2.67843C6.42408 2.67843 0 2.07884 0 1.33921C0 0.599585 6.42408 0 14.3486 0C22.2731 0 28.6971 0.599585 28.6971 1.33921Z" koffice:nodeTypes="ccccc"/>
            <draw:path draw:style-name="gr14" draw:id="shape50" draw:name="path609" draw:layer="g712" svg:width="288.48461427088pt" svg:height="163.32427342245pt" draw:transform="matrix(0.01845776513 0.00000000000 0.00000000000 0.01110013405 14.28610357248pt 17.20859481921pt)" svg:viewBox="0 0 288 163" svg:d="M2.12452e-27 64.1562C2.12452e-27 64.1562 7.14403 93.0914 37.5985 93.4918C68.0529 93.8922 78.5339 84.8128 66.2129 69.4903C53.8919 54.1679 30.9772 58.9343 33.9385 72.157C36.8999 85.3797 25.3446 89.7897 22.6254 80.4909C19.907 71.1928 9.00157 43.6623 28.6145 41.8213C48.2282 39.9802 89.7687 29.9559 100.152 49.1557C110.535 68.3548 88.4219 85.7577 105.142 89.8249C121.863 93.8922 124.239 85.1731 153.016 82.5425C181.794 79.9111 192.774 91.4329 202.633 89.8249C212.491 88.2177 211.098 59.9889 203.298 52.8226C195.499 45.6555 180.518 44.3454 176.679 36.488C172.841 28.6305 162.396 35.0265 163.37 26.1537C164.344 17.2809 178.181 32.2598 178.343 27.728C178.348 27.5863 180.628 24.5809 181.088 23.8218C179.347 23.1587 178.354 24.2318 177.047 25.3817C178.466 23.4918 178.378 22.6206 178.853 21.075C178.606 20.4929 176.886 23.2644 176.595 22.6854C176.305 22.1065 178.598 18.1754 177.56 19.6008C177.2 20.0116 174.464 22.2666 174.434 20.7131C174.48 20.0829 175.864 18.4604 175.375 17.5804C174.981 16.8484 172.903 18.4324 172.635 18.6134C173.823 15.9636 173.739 15.9956 172.596 14.032C171.598 12.0685 170.87 12.1141 169.239 14.3315C169.918 11.1452 170.102 10.4709 168.465 9.26331C167.118 8.0453 167.058 6.89616 165.382 12.5962C166.021 6.49576 164.309 6.22982 165.02 3.33711C165.442 0.685193 167.676 -0.433999 171.356 0.151864C178.506 0.256047 182.328 14.5293 184.665 14.4861C187.002 14.4428 189.617 -0.634838 199.638 5.48548C209.659 11.6056 210.896 12.8541 215.941 16.4865C220.988 20.1181 212.397 25.6612 215.276 32.8211C218.155 39.9802 237.839 63.8952 232.246 88.8248C226.652 113.754 212.243 117.698 210.951 128.495C209.659 139.291 256.564 134.862 268.513 138.496C280.462 142.129 287.996 157.002 288.477 159.496C288.958 161.991 267.515 161.83 267.515 161.83C267.515 161.83 256.504 152.351 230.249 151.497C203.995 150.642 193.997 132.991 184.17 130.779C174.341 128.568 153.396 134.487 141.688 133.617C129.979 132.746 118.119 129.658 110.535 127.942C102.95 126.226 65.221 156.316 65.3521 163.324C57.4871 162.827 38.9684 161.155 39.7318 161.991C40.4951 162.827 43.0504 148.347 57.4871 145.802C71.923 143.256 85.9777 131.73 85.5117 124.16C85.0457 116.593 88.2988 90.6265 89.5041 79.4907C90.7095 68.3548 96.1142 62.9815 94.8282 57.1557C93.5421 51.3307 77.0489 45.3215 61.2222 45.4881C45.3955 45.6555 27.836 47.1353 25.287 53.4888C22.7389 59.8424 24.6628 78.2847 27.9495 76.1578C31.2353 74.0301 27.155 61.9741 30.6111 59.4892C34.0672 57.0051 42.9241 54.8102 51.2399 54.489C59.5565 54.1679 74.0148 66.284 73.8661 70.1566C73.7174 74.0301 78.5187 86.9205 71.8695 91.8253C65.221 96.7294 51.6219 98.922 38.5968 97.8257C25.5708 96.7294 12.3913 89.278 7.65237 84.4916C2.9142 79.7053 -9.08684e-14 65.1564 2.12452e-27 64.1562Z" koffice:nodeTypes="ccccccccccccccccccccccccccccccccccccccccccccccccccccccccc"/>
            <draw:path draw:style-name="gr15" draw:id="shape51" draw:name="path610" draw:layer="g712" svg:width="2.67839919257pt" svg:height="2.68649977557pt" draw:transform="matrix(0.04529950339 0.00000000000 0.00000000000 0.04529834369 17.72027335387pt 17.38086112271pt)" svg:viewBox="0 0 3 3" svg:d="M2.6784 1.34325C2.67912 1.8229 2.42403 2.26644 2.00938 2.50647C1.59473 2.74651 1.08367 2.74651 0.669019 2.50647C0.254374 2.26644 -0.000718116 1.8229 1.51859e-06 1.34325C-0.000718116 0.863594 0.254374 0.420065 0.669019 0.180028C1.08367 -0.0600092 1.59473 -0.0600092 2.00938 0.180028C2.42403 0.420065 2.67912 0.863594 2.6784 1.34325Z" koffice:nodeTypes="ccccccc"/>
            <draw:path draw:style-name="gr16" draw:id="shape52" draw:name="path615" draw:layer="g712" svg:width="6.61500000000pt" svg:height="6.74634057143pt" draw:transform="matrix(-0.03644352957 0.16902323810 -0.10703733026 -0.02307619868 21.69993340531pt 16.22634575792pt)" svg:viewBox="0 0 7 7" svg:d="M2.7804 6.74634L2.7804 3.88837L0 0L1.16172 0L2.58384 2.03411C2.84592 2.41423 3.09036 2.79514 3.31716 3.17526C3.53388 2.82262 3.79596 2.42523 4.10508 1.98385L5.50284 0L6.615 0L3.73548 3.88837L3.73548 6.74634Z" koffice:nodeTypes="cccccccccccc"/>
            <draw:path draw:style-name="gr16" draw:id="shape53" draw:name="path618" draw:layer="g712" svg:width="5.93265459200pt" svg:height="6.74634057143pt" draw:transform="matrix(0.07233737448 0.15704990809 -0.09945498060 0.04580450338 20.85548518047pt 13.55372462483pt)" svg:viewBox="0 0 6 7" svg:d="M2.46613 6.74634L2.46613 0.796367L0 0.796367L0 0L5.93265 0L5.93265 0.796367L3.45694 0.796367L3.45694 6.74634Z" koffice:nodeTypes="ccccccccc"/>
            <draw:path draw:style-name="gr16" draw:id="shape54" draw:name="path619" draw:layer="g712" svg:width="5.86141299200pt" svg:height="6.74634057143pt" draw:transform="matrix(0.11677654274 0.12752036568 -0.08075476283 0.07394375169 19.95828744471pt 12.58126834100pt)" svg:viewBox="0 0 6 7" svg:d="M0 6.74634L0 0L1.00996 0L4.91728 5.29654L4.91728 0L5.86141 0L5.86141 6.74634L4.85145 6.74634L0.943266 1.44508L0.943266 6.74634Z" koffice:nodeTypes="ccccccccccc"/>
            <draw:path draw:style-name="gr16" draw:id="shape55" draw:name="path622" draw:layer="g712" svg:width="4.60875024000pt" svg:height="6.74634057143pt" draw:transform="matrix(0.17164690059 0.02090833460 -0.01324063204 0.10868785835 17.06834615953pt 11.36312950369pt)" svg:viewBox="0 0 5 7" svg:d="M0 6.74634L0 0L0.975506 0L0.975506 5.94997L4.60875 5.94997L4.60875 6.74634Z" koffice:nodeTypes="ccccccc"/>
            <draw:path draw:style-name="gr16" draw:id="shape56" draw:name="path623" draw:layer="g712" svg:width="4.60875024000pt" svg:height="6.74634057143pt" draw:transform="matrix(0.17012381598 -0.03094581532 0.01959695926 0.10772348015 15.64901733985pt 11.47665622382pt)" svg:viewBox="0 0 5 7" svg:d="M0 6.74634L0 0L0.976365 0L0.976365 5.94997L4.60875 5.94997L4.60875 6.74634Z" koffice:nodeTypes="ccccccc"/>
            <draw:path draw:style-name="gr16" draw:id="shape57" draw:name="path626" draw:layer="g712" svg:width="6.73312266667pt" svg:height="7.21441728000pt" draw:transform="matrix(0.13497869424 -0.10807137414 0.06843839069 0.08546937436 12.82121673312pt 13.31018575509pt)" svg:viewBox="0 0 7 7" svg:d="M3.64919 4.35886L3.64919 3.54021L6.73312 3.53533L6.73312 6.1245C6.25939 6.48591 5.77125 6.7588 5.2687 6.94316C4.76531 7.12346 4.24835 7.21442 3.71868 7.21442C3.00427 7.21442 2.35341 7.06823 1.76782 6.77666C1.18476 6.48104 0.744923 6.05628 0.446615 5.50076C0.149154 4.94605 0 4.32556 0 3.6401C0 2.96114 0.147459 2.32846 0.44153 1.74127C0.739838 1.15164 1.16696 0.713889 1.7229 0.428008C2.27884 0.14294 2.91952 0 3.64495 0C4.17123 0 4.64581 0.0820282 5.06955 0.246897C5.49667 0.409329 5.83142 0.635921 6.07295 0.927487C6.31447 1.21986 6.49837 1.59996 6.6238 2.0702L5.75515 2.29841C5.64582 1.94269 5.51023 1.66412 5.34751 1.46108C5.18565 1.25804 4.95344 1.0956 4.65259 0.975404C4.35174 0.851956 4.01699 0.78942 3.64919 0.78942C3.20936 0.78942 2.82884 0.855204 2.50765 0.98515C2.18646 1.11185 1.92629 1.27996 1.72798 1.4895C1.53222 1.69904 1.38052 1.92888 1.2712 2.17903C1.0856 2.61109 0.993231 3.0789 0.993231 3.58325C0.993231 4.20536 1.1034 4.72515 1.32544 5.14422C1.55086 5.56248 1.87714 5.87354 2.30341 6.07658C2.73054 6.27962 3.18478 6.38114 3.66445 6.38114C4.0814 6.38114 4.48903 6.3048 4.88565 6.15292C5.28311 5.9978 5.58481 5.83212 5.78989 5.65832L5.78989 4.35886Z" koffice:nodeTypes="cccccccccccccccccccccccccccccc"/>
            <draw:path draw:style-name="gr16" draw:id="shape58" draw:name="path631" draw:layer="g712" svg:width="4.29835084928pt" svg:height="6.74634057143pt" draw:transform="matrix(-0.10011550809 -0.14097782118 0.08927701174 -0.06339378749 12.94130003814pt 19.14992469063pt)" svg:viewBox="0 0 4 7" svg:d="M0 6.74634L0 0L4.29835 0L4.29835 0.796367L0.843144 0.796367L0.843144 2.88545L3.83335 2.88545L3.83335 3.68182L0.843144 3.68182L0.843144 6.74634Z" koffice:nodeTypes="ccccccccccc"/>
            <draw:path draw:style-name="gr16" draw:id="shape59" draw:name="path634" draw:layer="g712" svg:width="15.25214916000pt" svg:height="44.22268103273pt" draw:transform="matrix(-0.01976010417 -0.07000428598 0.01698834999 -0.00479483456 12.30917764075pt 18.00063445064pt)" svg:viewBox="0 0 15 44" svg:d="M2.17531 22.7654C2.17531 27.9144 2.68926 31.979 3.72028 34.9489C4.75756 37.9044 6.05571 39.3817 7.61553 39.3817C9.20268 39.3817 10.5079 37.8843 11.5311 34.8944C12.5613 31.8996 13.0761 27.6561 13.0761 22.1534C13.0761 18.6759 12.855 15.641 12.4129 13.0593C11.9771 10.4528 11.3358 8.44288 10.4876 7.02491C9.64478 5.58688 8.69967 4.86587 7.64677 4.86587C6.15413 4.86587 4.86535 6.24855 3.78511 9.0051C2.71191 11.7456 2.17531 16.3332 2.17531 22.7654ZM0 22.6812C0 15.5865 0.710002 10.0349 2.13235 6.03441C3.55313 2.00987 5.38945 0 7.63584 0C9.10817 0 10.436 0.93997 11.6186 2.82552C12.8011 4.71108 13.6994 7.34331 14.3164 10.7262C14.9397 14.0891 15.2521 17.9099 15.2521 22.1831C15.2521 26.5164 14.9249 30.3918 14.2735 33.8148C13.6197 37.2331 12.6949 39.83 11.4998 41.5961C10.3017 43.3469 9.01132 44.2227 7.62647 44.2227C6.12445 44.2227 4.78177 43.2474 3.60156 41.3073C2.41822 39.3624 1.52154 36.7101 0.913083 33.3473C0.30384 29.9844 1.10998e-14 26.4274 0 22.6812Z" koffice:nodeTypes="cccccccccccccccccccccc"/>
            <draw:path draw:style-name="gr16" draw:id="shape60" draw:name="path637" draw:layer="g712" svg:width="14.80484644571pt" svg:height="42.25763208930pt" draw:transform="matrix(0.00164128561 -0.07272095261 0.01764759556 0.00039824760 12.00425009319pt 16.34742307407pt)" svg:viewBox="0 0 15 42" svg:d="M0 42.2576L0 0L7.44849 0C8.94658 0 10.0843 0.383843 10.8626 1.15629C11.6433 1.90335 12.2653 3.23649 12.7301 5.16047C13.1957 7.08365 13.4302 9.2043 13.4302 11.5312C13.4302 14.5266 13.0435 17.0556 12.2727 19.1121C11.5002 21.1685 10.3089 22.477 8.69814 23.033C9.2847 23.7412 9.73224 24.4446 10.0374 25.1378C10.6865 26.6335 11.3027 28.5083 11.8835 30.7558L14.8048 42.2576L12.0086 42.2576L9.78489 33.4665C9.1358 30.9279 8.60188 28.9897 8.1815 27.6423C7.76111 26.2988 7.3835 25.3598 7.04785 24.8182C6.71878 24.282 6.38231 23.9085 6.03843 23.6968C5.78587 23.5588 5.37371 23.4953 4.80277 23.4953L2.22287 23.4953L2.22287 42.2576ZM2.22287 18.6497L7.0026 18.6497C8.01778 18.6497 8.81166 18.3935 9.38425 17.8725C9.95765 17.3356 10.3937 16.4894 10.6907 15.3339C10.9901 14.1625 11.1382 12.8936 11.1382 11.5312C11.1382 9.53342 10.847 7.89099 10.2662 6.60147C9.69357 5.31274 8.78616 4.66877 7.54063 4.66877L2.22287 4.66877Z" koffice:nodeTypes="ccccccccccccccccccccccccccccc"/>
            <draw:path draw:style-name="gr16" draw:id="shape61" draw:name="path640" draw:layer="g712" svg:width="15.58316036267pt" svg:height="42.25763208930pt" draw:transform="matrix(0.06241698484 -0.03735685801 0.00906560947 0.01514556600 14.04365742704pt 12.24249714660pt)" svg:viewBox="0 0 16 42" svg:d="M0 42.2576L6.39439 0L8.76884 0L15.5832 42.2576L13.0734 42.2576L11.1311 29.4623L4.16915 29.4623L2.34102 42.2576ZM4.80435 24.907L10.4486 24.907L8.71258 13.2037C8.18093 9.64683 7.78791 6.72439 7.53024 4.44195C7.31905 7.14789 7.0198 9.83875 6.63249 12.5098Z" koffice:nodeTypes="ccccccccccccccc"/>
            <draw:path draw:style-name="gr16" draw:id="shape62" draw:name="path643" draw:layer="g712" svg:width="15.57989892267pt" svg:height="42.25763208930pt" draw:transform="matrix(0.05879344161 0.04283334687 -0.01039461231 0.01426638807 18.64260083894pt 11.60332525916pt)" svg:viewBox="0 0 16 42" svg:d="M0 42.2576L6.39372 0L8.76548 0L15.5799 42.2576L13.0704 42.2576L11.1283 29.4623L4.16709 29.4623L2.33915 42.2576ZM4.80467 24.907L10.4483 24.907L8.71004 13.2037C8.18089 9.64683 7.7871 6.72439 7.52946 4.44195C7.31584 7.14789 7.01744 9.83875 6.63179 12.5098Z" koffice:nodeTypes="ccccccccccccccc"/>
            <draw:path draw:style-name="gr16" draw:id="shape63" draw:name="path646" draw:layer="g712" svg:width="14.80320114286pt" svg:height="42.25763208930pt" draw:transform="matrix(0.01692844188 0.07074237499 -0.01716747608 0.00410775034 21.40288031802pt 14.78951144766pt)" svg:viewBox="0 0 15 42" svg:d="M0 42.2576L0 0L7.44808 0C8.94444 0 10.0821 0.383843 10.8628 1.15629C11.641 1.90335 12.2629 3.23649 12.7302 5.16047C13.1958 7.08365 13.4286 9.2043 13.4286 11.5312C13.4286 14.5266 13.0428 17.0556 12.2703 19.1121C11.5003 21.1685 10.3075 22.477 8.69601 23.033C9.28419 23.7412 9.73252 24.4446 10.0377 25.1378C10.6868 26.6335 11.3004 28.5083 11.8812 30.7558L14.8032 42.2576L12.0087 42.2576L9.78517 33.4665C9.13611 30.9279 8.60058 28.9897 8.18186 27.6423C7.7615 26.2988 7.38227 25.3598 7.04581 24.8182C6.71923 24.282 6.38278 23.9085 6.03892 23.6968C5.78637 23.5588 5.37341 23.4953 4.80086 23.4953L2.22357 23.4953L2.22357 42.2576ZM2.22357 18.6497L7.00057 18.6497C8.01734 18.6497 8.81117 18.3935 9.38455 17.8725C9.9571 17.3356 10.3914 16.4894 10.6909 15.3339C10.9878 14.1625 11.1367 12.8936 11.1367 11.5312C11.1367 9.53342 10.8472 7.89099 10.2664 6.60147C9.69303 5.31274 8.78403 4.66877 7.53857 4.66877L2.22357 4.66877Z" koffice:nodeTypes="ccccccccccccccccccccccccccccc"/>
          </draw:g>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23:45</dc:date>
    <meta:creation-date>2011-05-22T06:11:54</meta:creation-date>
    <dc:creator>Yue Liu</dc:creator>
  </office:meta>
</office:document-meta>
</file>